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roductos">
        <table:table-row>
          <table:table-cell office:value-type="string">
            <text:p>AR01</text:p>
          </table:table-cell>
          <table:table-cell office:value-type="string">
            <text:p>LAPTOP AMD</text:p>
          </table:table-cell>
          <table:table-cell office:value-type="string">
            <text:p>COMPUTADORAS</text:p>
          </table:table-cell>
          <table:table-cell office:value-type="float" office:value="78000">
            <text:p>78000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2</text:p>
          </table:table-cell>
          <table:table-cell office:value-type="string">
            <text:p>COMPUTADORA AMD</text:p>
          </table:table-cell>
          <table:table-cell office:value-type="string">
            <text:p>COMPUTADORAS</text:p>
          </table:table-cell>
          <table:table-cell office:value-type="float" office:value="67500">
            <text:p>67500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3</text:p>
          </table:table-cell>
          <table:table-cell office:value-type="string">
            <text:p>COMPUTADORA INTEL</text:p>
          </table:table-cell>
          <table:table-cell office:value-type="string">
            <text:p>COMPUTADORAS</text:p>
          </table:table-cell>
          <table:table-cell office:value-type="float" office:value="76500">
            <text:p>76500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4</text:p>
          </table:table-cell>
          <table:table-cell office:value-type="string">
            <text:p>LAPTOP INTEL</text:p>
          </table:table-cell>
          <table:table-cell office:value-type="string">
            <text:p>COMPUTADORAS</text:p>
          </table:table-cell>
          <table:table-cell office:value-type="float" office:value="57500">
            <text:p>575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5</text:p>
          </table:table-cell>
          <table:table-cell office:value-type="string">
            <text:p>MACBOOK PRO</text:p>
          </table:table-cell>
          <table:table-cell office:value-type="string">
            <text:p>COMPUTADORAS</text:p>
          </table:table-cell>
          <table:table-cell office:value-type="float" office:value="45600">
            <text:p>45600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6</text:p>
          </table:table-cell>
          <table:table-cell office:value-type="string">
            <text:p>MACBOOK AIR</text:p>
          </table:table-cell>
          <table:table-cell office:value-type="string">
            <text:p>COMPUTADORA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7</text:p>
          </table:table-cell>
          <table:table-cell office:value-type="string">
            <text:p>CELULAR SAMSUNG J6</text:p>
          </table:table-cell>
          <table:table-cell office:value-type="string">
            <text:p>CELULARE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8</text:p>
          </table:table-cell>
          <table:table-cell office:value-type="string">
            <text:p>CELULAR SAMSUNG S9</text:p>
          </table:table-cell>
          <table:table-cell office:value-type="string">
            <text:p>CELULARE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09</text:p>
          </table:table-cell>
          <table:table-cell office:value-type="string">
            <text:p>CELULAR IHPONE XR</text:p>
          </table:table-cell>
          <table:table-cell office:value-type="string">
            <text:p>CELULARE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0</text:p>
          </table:table-cell>
          <table:table-cell office:value-type="string">
            <text:p>CELULAR XIAOMI MI9T</text:p>
          </table:table-cell>
          <table:table-cell office:value-type="string">
            <text:p>CELULARE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1</text:p>
          </table:table-cell>
          <table:table-cell office:value-type="string">
            <text:p>IMPRESORA BROTHER 8086</text:p>
          </table:table-cell>
          <table:table-cell office:value-type="string">
            <text:p>IMPRESORA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2</text:p>
          </table:table-cell>
          <table:table-cell office:value-type="string">
            <text:p>IMPRESORA HP XSMART 1055</text:p>
          </table:table-cell>
          <table:table-cell office:value-type="string">
            <text:p>IMPRESORA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3</text:p>
          </table:table-cell>
          <table:table-cell office:value-type="string">
            <text:p>LAPTOP DELL INTEL</text:p>
          </table:table-cell>
          <table:table-cell office:value-type="string">
            <text:p>COMPUTADORA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4</text:p>
          </table:table-cell>
          <table:table-cell office:value-type="string">
            <text:p>LAPTOP ASUS AMD</text:p>
          </table:table-cell>
          <table:table-cell office:value-type="string">
            <text:p>COMPUTADORA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5</text:p>
          </table:table-cell>
          <table:table-cell office:value-type="string">
            <text:p>CABLE USB-C</text:p>
          </table:table-cell>
          <table:table-cell office:value-type="string">
            <text:p>ACCESORIO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6</text:p>
          </table:table-cell>
          <table:table-cell office:value-type="string">
            <text:p>CABLE LIGHTNING APPLE</text:p>
          </table:table-cell>
          <table:table-cell office:value-type="string">
            <text:p>ACCESORIO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7</text:p>
          </table:table-cell>
          <table:table-cell office:value-type="string">
            <text:p>CABLE USB-MICRO</text:p>
          </table:table-cell>
          <table:table-cell office:value-type="string">
            <text:p>ACCESORIOS</text:p>
          </table:table-cell>
          <table:table-cell office:value-type="float" office:value="5500">
            <text:p>5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8</text:p>
          </table:table-cell>
          <table:table-cell office:value-type="string">
            <text:p>IPHONE 9S</text:p>
          </table:table-cell>
          <table:table-cell office:value-type="string">
            <text:p>CELULARES</text:p>
          </table:table-cell>
          <table:table-cell office:value-type="float" office:value="67000">
            <text:p>67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19</text:p>
          </table:table-cell>
          <table:table-cell office:value-type="string">
            <text:p>HUAWEUI P30</text:p>
          </table:table-cell>
          <table:table-cell office:value-type="string">
            <text:p>CELULARES</text:p>
          </table:table-cell>
          <table:table-cell office:value-type="float" office:value="56000">
            <text:p>56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1</text:p>
          </table:table-cell>
          <table:table-cell office:value-type="string">
            <text:p>PENDRIVE SANDISK 64</text:p>
          </table:table-cell>
          <table:table-cell office:value-type="string">
            <text:p>ALMACENAMIENTO</text:p>
          </table:table-cell>
          <table:table-cell office:value-type="float" office:value="710">
            <text:p>71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0</text:p>
          </table:table-cell>
          <table:table-cell office:value-type="string">
            <text:p>PENDRIVE SANDISK 32</text:p>
          </table:table-cell>
          <table:table-cell office:value-type="string">
            <text:p>ALMACENAMIENTO</text:p>
          </table:table-cell>
          <table:table-cell office:value-type="float" office:value="450">
            <text:p>45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2</text:p>
          </table:table-cell>
          <table:table-cell office:value-type="string">
            <text:p>PENDRIVE KINGSTON 32</text:p>
          </table:table-cell>
          <table:table-cell office:value-type="string">
            <text:p>ALMACENAMIENTO</text:p>
          </table:table-cell>
          <table:table-cell office:value-type="float" office:value="470">
            <text:p>47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3</text:p>
          </table:table-cell>
          <table:table-cell office:value-type="string">
            <text:p>PENDRIVE KINGSTON 64</text:p>
          </table:table-cell>
          <table:table-cell office:value-type="string">
            <text:p>ALMACENAMIENTO</text:p>
          </table:table-cell>
          <table:table-cell office:value-type="float" office:value="810">
            <text:p>81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4</text:p>
          </table:table-cell>
          <table:table-cell office:value-type="string">
            <text:p>PENDRIVE KINGSTON 128</text:p>
          </table:table-cell>
          <table:table-cell office:value-type="string">
            <text:p>ALMACENAMIENTO</text:p>
          </table:table-cell>
          <table:table-cell office:value-type="float" office:value="1100">
            <text:p>110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5</text:p>
          </table:table-cell>
          <table:table-cell office:value-type="string">
            <text:p>PENDRIVE HP 32</text:p>
          </table:table-cell>
          <table:table-cell office:value-type="string">
            <text:p>ALMACENAMIENTO</text:p>
          </table:table-cell>
          <table:table-cell office:value-type="float" office:value="415">
            <text:p>415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6</text:p>
          </table:table-cell>
          <table:table-cell office:value-type="string">
            <text:p>PENDRIVE HP 64</text:p>
          </table:table-cell>
          <table:table-cell office:value-type="string">
            <text:p>ALMACENAMIENTO</text:p>
          </table:table-cell>
          <table:table-cell office:value-type="float" office:value="690">
            <text:p>69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7</text:p>
          </table:table-cell>
          <table:table-cell office:value-type="string">
            <text:p>MOUSE GRIFFIN</text:p>
          </table:table-cell>
          <table:table-cell office:value-type="string">
            <text:p>PERIFERICOS</text:p>
          </table:table-cell>
          <table:table-cell office:value-type="float" office:value="750">
            <text:p>7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8</text:p>
          </table:table-cell>
          <table:table-cell office:value-type="string">
            <text:p>MOUSE GENIUS</text:p>
          </table:table-cell>
          <table:table-cell office:value-type="string">
            <text:p>PERIFERICOS</text:p>
          </table:table-cell>
          <table:table-cell office:value-type="float" office:value="350">
            <text:p>3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29</text:p>
          </table:table-cell>
          <table:table-cell office:value-type="string">
            <text:p>PARLANTES GENIUS</text:p>
          </table:table-cell>
          <table:table-cell office:value-type="string">
            <text:p>PERIFERICOS</text:p>
          </table:table-cell>
          <table:table-cell office:value-type="float" office:value="790">
            <text:p>7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0</text:p>
          </table:table-cell>
          <table:table-cell office:value-type="string">
            <text:p>PARLANTES PHILIPS</text:p>
          </table:table-cell>
          <table:table-cell office:value-type="string">
            <text:p>PERIFERICOS</text:p>
          </table:table-cell>
          <table:table-cell office:value-type="float" office:value="1290">
            <text:p>1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1</text:p>
          </table:table-cell>
          <table:table-cell office:value-type="string">
            <text:p>COMPUTADORA ASROCK AMD</text:p>
          </table:table-cell>
          <table:table-cell office:value-type="string">
            <text:p>COMPUTADORAS</text:p>
          </table:table-cell>
          <table:table-cell office:value-type="float" office:value="32000">
            <text:p>32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2</text:p>
          </table:table-cell>
          <table:table-cell office:value-type="string">
            <text:p>COMPUTADORA ASROCK INTEL</text:p>
          </table:table-cell>
          <table:table-cell office:value-type="string">
            <text:p>COMPUTADORAS</text:p>
          </table:table-cell>
          <table:table-cell office:value-type="float" office:value="37800">
            <text:p>378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3</text:p>
          </table:table-cell>
          <table:table-cell office:value-type="string">
            <text:p>COMPUTADORA MSI AMD</text:p>
          </table:table-cell>
          <table:table-cell office:value-type="string">
            <text:p>COMPUTADORAS</text:p>
          </table:table-cell>
          <table:table-cell office:value-type="float" office:value="41500">
            <text:p>41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4</text:p>
          </table:table-cell>
          <table:table-cell office:value-type="string">
            <text:p>COMPUTADORA MSI INTEL</text:p>
          </table:table-cell>
          <table:table-cell office:value-type="string">
            <text:p>COMPUTADORAS</text:p>
          </table:table-cell>
          <table:table-cell office:value-type="float" office:value="44570">
            <text:p>445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5</text:p>
          </table:table-cell>
          <table:table-cell office:value-type="string">
            <text:p>COMPUTADORA GIGABYTE AMD</text:p>
          </table:table-cell>
          <table:table-cell office:value-type="string">
            <text:p>COMPUTADORAS</text:p>
          </table:table-cell>
          <table:table-cell office:value-type="float" office:value="55000">
            <text:p>550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6</text:p>
          </table:table-cell>
          <table:table-cell office:value-type="string">
            <text:p>CAJA DVDS X30</text:p>
          </table:table-cell>
          <table:table-cell office:value-type="string">
            <text:p>ALMACENAMIENTO</text:p>
          </table:table-cell>
          <table:table-cell office:value-type="float" office:value="320">
            <text:p>32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7</text:p>
          </table:table-cell>
          <table:table-cell office:value-type="string">
            <text:p>MONITOR LED PHILIPS</text:p>
          </table:table-cell>
          <table:table-cell office:value-type="string">
            <text:p>PERIFERICOS</text:p>
          </table:table-cell>
          <table:table-cell office:value-type="float" office:value="52500">
            <text:p>52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8</text:p>
          </table:table-cell>
          <table:table-cell office:value-type="string">
            <text:p>MONITOR LED SONY</text:p>
          </table:table-cell>
          <table:table-cell office:value-type="string">
            <text:p>PERIFERICOS</text:p>
          </table:table-cell>
          <table:table-cell office:value-type="float" office:value="49500">
            <text:p>495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39</text:p>
          </table:table-cell>
          <table:table-cell office:value-type="string">
            <text:p>BATERIA SAMSUNG J710MN</text:p>
          </table:table-cell>
          <table:table-cell office:value-type="string">
            <text:p>CELULARES</text:p>
          </table:table-cell>
          <table:table-cell office:value-type="float" office:value="2300">
            <text:p>23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R40</text:p>
          </table:table-cell>
          <table:table-cell office:value-type="string">
            <text:p>TECLADO GENIUS KB30</text:p>
          </table:table-cell>
          <table:table-cell office:value-type="string">
            <text:p>PERIFERICOS</text:p>
          </table:table-cell>
          <table:table-cell office:value-type="float" office:value="670">
            <text:p>6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5</meta:generator>
    <meta:initial-creator>phpMyAdmin 4.8.5</meta:initial-creator>
    <meta:creation-date>2020-03-13T23:08:15</meta:creation-date>
  </office:meta>
</office:document-meta>
</file>